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d51ef"/>
    </style:style>
    <style:style style:name="P2" style:family="paragraph" style:parent-style-name="Standard">
      <style:text-properties fo:font-weight="bold" officeooo:paragraph-rsid="000d51ef" style:font-weight-asian="bold" style:font-weight-complex="bold"/>
    </style:style>
    <style:style style:name="P3" style:family="paragraph" style:parent-style-name="Standard">
      <style:text-properties fo:font-weight="bold" officeooo:paragraph-rsid="000e633d" style:font-weight-asian="bold" style:font-weight-complex="bold"/>
    </style:style>
    <style:style style:name="P4" style:family="paragraph" style:parent-style-name="Standard">
      <style:text-properties officeooo:paragraph-rsid="000e633d"/>
    </style:style>
    <style:style style:name="P5" style:family="paragraph" style:parent-style-name="Standard">
      <style:text-properties officeooo:paragraph-rsid="000ed786"/>
    </style:style>
    <style:style style:name="T1" style:family="text">
      <style:text-properties officeooo:rsid="000d51ef"/>
    </style:style>
    <style:style style:name="T2" style:family="text">
      <style:text-properties officeooo:rsid="000e633d"/>
    </style:style>
    <style:style style:name="T3" style:family="text">
      <style:text-properties officeooo:rsid="000ed78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Introducció</text:span></text:p>
      <text:p text:style-name="P1"><text:span text:style-name="T1"/></text:p>
      <text:p text:style-name="P1"><text:span text:style-name="T1">Arribem al Projecte Final de Grau i al final dels Estudis Universitaris, i en aquest punt és on hem de demostrar la capacitat d'aprenentatge que hem adquirit durant tots aquests anys, aixi com els coneixements en les diferents àrees que es tracten durant la carrera.</text:span></text:p>
      <text:p text:style-name="P1"><text:span text:style-name="T1"/></text:p>
      <text:p text:style-name="P1"><text:span text:style-name="T1">Per altra banda, hem d'escollir un tema relacionat que haguem fet durant la carrera i desenvolupar-ho, a fi d'aprofundir més en base als coneixements adquirits i realitzar un treball autònom.</text:span></text:p>
      <text:p text:style-name="P1"><text:span text:style-name="T1"/></text:p>
      <text:p text:style-name="P4"><text:span text:style-name="T2">Per la part personal, la F1 és una gran passió que he tingut des de petit i he seguit aquest esport tant des de la Televisió com anant a diferents circuits, a més de seguir l'actualitat que es genera entre les curses. És per això que tinc la motivació de fer un projecte relacionat amb aquest esport, ja que al veure les curses m'agrada anar seguint el Live Timing que es genera a totes aquestes curses i sempre hi he tingut molt d'interès en treure-hi conclusions d'aquestes dades.</text:span></text:p>
      <text:p text:style-name="P4"><text:span text:style-name="T2"/></text:p>
      <text:p text:style-name="P3"><text:span text:style-name="T2">Objectius</text:span></text:p>
      <text:p text:style-name="P4"><text:span text:style-name="T2"/></text:p>
      <text:p text:style-name="P5"><text:span text:style-name="T3">Els objectius per aquest projecte és poder treballar amb totes les dades que genera el Live Timing i a partir d'aquesta informació obtinguda, poder reproduir sessions disputades anteriorment aixi com poder mostrar la informació de diferents maneres per poder treure conclusions o fer comparacions entre els diferents pilots participants. I tot això ho volem operar per dispositius mòbils Android.</text:span></text:p>
      <text:p text:style-name="P5"><text:span text:style-name="T3"/></text:p>
      <text:p text:style-name="P5"><text:span text:style-name="T3">Per arribar a poder fer tot això, m'hauré de familiaritzar en tot l'entorn Android ja que només abans ho vaig fer en una petita pràctica a Nous Usos de la Informàtica. Per tant, es pot dir que Android no he arribat a fer pràcticament fins a iniciar aquest Projecte Final de Grau.</text:span></text:p>
      <text:p text:style-name="P5"><text:span text:style-name="T3"/></text:p>
      <text:p text:style-name="P5"><text:span text:style-name="T3">Per altra banda, parteixo d'un codi que ja estava fet parcialment per la versió Android. El què ja estava fet de l'aplicació és la part de desencriptació de dades i emmagatzematge principalment. Per tant, un també m'hauré de familiaritzar amb tot el codi existent i entendre bé com funciona, per posteriorment poder implementar diferents funcionalitats que respectin el què ja hi havia, ampliant la informació de l'aplicació.</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6T15:40:28</meta:creation-date>
    <dc:date>2013-05-06T16:10:57</dc:date>
    <meta:editing-duration>PT17M49S</meta:editing-duration>
    <meta:editing-cycles>3</meta:editing-cycles>
    <meta:generator>LibreOffice/3.6$Linux_x86 LibreOffice_project/360m1$Build-2</meta:generator>
    <meta:document-statistic meta:table-count="0" meta:image-count="0" meta:object-count="0" meta:page-count="1" meta:paragraph-count="8" meta:word-count="343" meta:character-count="2059" meta:non-whitespace-character-count="1724"/>
  </office:meta>
</office:document-meta>
</file>